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1d21d" officeooo:paragraph-rsid="0018cd71"/>
    </style:style>
    <style:style style:name="T1" style:family="text">
      <style:text-properties officeooo:rsid="0002c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ader CSS <text:span text:style-name="T1">(xs bootstrap grid + media queries pas ici)</text:span></text:p>
      <text:p text:style-name="Preformatted_20_Text"/>
      <text:p text:style-name="Preformatted_20_Text"/>
      <text:p text:style-name="Preformatted_20_Text">&lt;header _ngcontent-ndn-c3="" class="xsmall-header col-12 d-sm-none" id="xsmall-header"&gt;&lt;section _ngcontent-ndn-c3="" class="xsmall-wrapper" id="wrapper"&gt;&lt;div _ngcontent-ndn-c3="" class="row"&gt;&lt;div _ngcontent-ndn-c3="" class="col-12"&gt;&lt;div _ngcontent-ndn-c3="" class="row"&gt;&lt;div _ngcontent-ndn-c3="" class="col-12"&gt;&lt;h2 _ngcontent-ndn-c3="" class="xsmall-main_title_big-b"&gt;DATA.VIZ&lt;/h2&gt;&lt;/div&gt;&lt;/div&gt;&lt;div _ngcontent-ndn-c3="" class="row"&gt;&lt;div _ngcontent-ndn-c3="" class="col-2 offset-10 col-sm-2 offset-sm-9 col-sm-3 align-self-end"&gt;&lt;h2 _ngcontent-ndn-c3="" class="xsmall-main_title_little-b"&gt;fish&lt;/h2&gt;&lt;/div&gt;&lt;/div&gt;&lt;div _ngcontent-ndn-c3="" class="row"&gt;&lt;nav _ngcontent-ndn-c3="" class="xsmall-header_menu-b col-12 nav-fill navbar navbar-expand-xl navbar-light"&gt;&lt;button _ngcontent-ndn-c3="" aria-controls="navbarSupportedContent" aria-expanded="false" aria-label="Toggle navigation" class="navbar-toggler" data-target="#navbarSupportedContent" data-toggle="collapse" type="button"&gt;&lt;span _ngcontent-ndn-c3="" class="navbar-toggler-icon"&gt;&lt;/span&gt;&lt;/button&gt;&lt;div _ngcontent-ndn-c3="" class="col-12 col-sm-11 collapse navbar-collapse bg-dark" id="navbarSupportedContent"&gt;&lt;ul _ngcontent-ndn-c3="" class="xsmall-list_menu-b navbar-nav text-center"&gt;&lt;li _ngcontent-ndn-c3=""&gt;&lt;a _ngcontent-ndn-c3="" class="nav-link text-light btn-outline-info" href="/main#fishing-data"&gt;STATISTIQUES DE PÊCHE&lt;/a&gt;&lt;/li&gt;&lt;li _ngcontent-ndn-c3=""&gt;&lt;a _ngcontent-ndn-c3="" class="nav-link text-light btn-outline-info" href="/main#xsmall-about"&gt;A PROPOS&lt;/a&gt;&lt;/li&gt;&lt;/ul&gt;&lt;/div&gt;&lt;/nav&gt;&lt;/div&gt;&lt;div _ngcontent-ndn-c3="" class="row"&gt;&lt;div _ngcontent-ndn-c3="" class="offset-1 col-6 align-self-center"&gt;&lt;p _ngcontent-ndn-c3="" class="xsmall-tagline-b"&gt;Promotion and communication of fishing datas&lt;/p&gt;&lt;/div&gt;&lt;/div&gt;&lt;/div&gt;&lt;div _ngcontent-ndn-c3="" class="col-12 align-self-center"&gt;&lt;h4 _ngcontent-ndn-c3="" class="xsmall-main_logo-b"&gt;FISHING STATISTICS&lt;/h4&gt;&lt;/div&gt;&lt;/div&gt;&lt;/section&gt;&lt;/header&gt;</text:p>
      <text:p text:style-name="Preformatted_20_Text"/>
      <text:p text:style-name="Preformatted_20_Text"/>
      <text:p text:style-name="Preformatted_20_Text"/>
      <text:p text:style-name="Preformatted_20_Text">.xsmall-wrapper {</text:p>
      <text:p text:style-name="Preformatted_20_Text"><text:tab/>width: 100%;</text:p>
      <text:p text:style-name="Preformatted_20_Text"><text:tab/>padding-top: 95vh;</text:p>
      <text:p text:style-name="Preformatted_20_Text"><text:tab/>background-color: transparent;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>.xsmall-main_title_big-b {</text:p>
      <text:p text:style-name="Preformatted_20_Text"><text:tab/>position: absolute;</text:p>
      <text:p text:style-name="Preformatted_20_Text"><text:tab/>color: orangered;</text:p>
      <text:p text:style-name="Preformatted_20_Text"><text:tab/>font-weight: bold;</text:p>
      <text:p text:style-name="Preformatted_20_Text"><text:tab/>text-align: left;</text:p>
      <text:p text:style-name="Preformatted_20_Text"><text:tab/>font-size: 10vw;</text:p>
      <text:p text:style-name="Preformatted_20_Text"><text:tab/>margin-top: -87vh;</text:p>
      <text:p text:style-name="Preformatted_20_Text"><text:tab/>letter-spacing: 0.2vw;</text:p>
      <text:p text:style-name="Preformatted_20_Text"><text:tab/>padding-left: 1vh;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>.xsmall-main_title_little-b {</text:p>
      <text:p text:style-name="Preformatted_20_Text"><text:tab/>position: absolute;</text:p>
      <text:p text:style-name="Preformatted_20_Text"><text:tab/>text-align: center;</text:p>
      <text:p text:style-name="Preformatted_20_Text"><text:tab/>font-weight: bold;</text:p>
      <text:p text:style-name="Preformatted_20_Text"><text:tab/>color: #717070;</text:p>
      <text:p text:style-name="Preformatted_20_Text"><text:tab/>font-size: 7vw;</text:p>
      <text:p text:style-name="Preformatted_20_Text"><text:tab/>margin-left: -6vw;</text:p>
      <text:p text:style-name="Preformatted_20_Text"><text:tab/>margin-top: -64vh;</text:p>
      <text:p text:style-name="Preformatted_20_Text">}</text:p>
      <text:p text:style-name="Preformatted_20_Text"/>
      <text:p text:style-name="Preformatted_20_Text"/>
      <text:p text:style-name="Preformatted_20_Text"><text:soft-page-break/></text:p>
      <text:p text:style-name="Preformatted_20_Text">.xsmall-tagline-b {</text:p>
      <text:p text:style-name="Preformatted_20_Text"><text:tab/>position: absolute;</text:p>
      <text:p text:style-name="Preformatted_20_Text"><text:tab/>text-align: left;</text:p>
      <text:p text:style-name="Preformatted_20_Text"><text:tab/>color: #212529;</text:p>
      <text:p text:style-name="Preformatted_20_Text"><text:tab/>font-size: 3.4vh;</text:p>
      <text:p text:style-name="Preformatted_20_Text"><text:tab/>font-weight: normal;</text:p>
      <text:p text:style-name="Preformatted_20_Text"><text:tab/>text-transform: uppercase;</text:p>
      <text:p text:style-name="Preformatted_20_Text"><text:tab/>letter-spacing: 0.2vw;</text:p>
      <text:p text:style-name="Preformatted_20_Text"><text:tab/>margin-top: -78vh;</text:p>
      <text:p text:style-name="Preformatted_20_Text"><text:tab/>margin-left: -6vw;</text:p>
      <text:p text:style-name="Preformatted_20_Text">}</text:p>
      <text:p text:style-name="Preformatted_20_Text"/>
      <text:p text:style-name="Preformatted_20_Text"/>
      <text:p text:style-name="Preformatted_20_Text">.xsmall-header_menu-b {</text:p>
      <text:p text:style-name="Preformatted_20_Text"><text:tab/>position: absolute;</text:p>
      <text:p text:style-name="Preformatted_20_Text"><text:tab/>width: 100%;</text:p>
      <text:p text:style-name="Preformatted_20_Text"><text:tab/>margin-top: -50vh;</text:p>
      <text:p text:style-name="Preformatted_20_Text"><text:tab/>padding-left: 18vw;</text:p>
      <text:p text:style-name="Preformatted_20_Text">}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4T11:59:07.986749528</dc:date>
    <meta:editing-duration>PT1M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3" meta:word-count="182" meta:character-count="2696" meta:non-whitespace-character-count="2526"/>
  </office:meta>
</office:document-meta>
</file>